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lindsWipe" smil:subtype="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1.09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6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95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top="0.42cm" fo:margin-bottom="0.35cm"/>
    </style:style>
    <style:style style:name="P2" style:family="paragraph">
      <style:paragraph-properties fo:margin-top="0.42cm" fo:margin-bottom="0.35cm" fo:text-align="start"/>
    </style:style>
    <style:style style:name="P3" style:family="paragraph">
      <style:paragraph-properties fo:margin-top="0.42cm" fo:margin-bottom="0.35cm"/>
      <style:text-properties fo:font-size="12pt" fo:font-weight="bold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font-size="1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draw:id="i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!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Memory Verse</text:p>
              </text:list-item>
              <text:list-item>
                <text:p/>
              </text:list-item>
              <text:list-item>
                <text:p>Chapter overview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2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mory Verse!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2" draw:text-style-name="P3" draw:layer="layout" svg:width="25.412cm" svg:height="11.348cm" svg:x="1.905cm" svg:y="-5.08cm">
          <draw:text-box>
            <text:p text:style-name="P1"><text:span text:style-name="T1"/></text:p>
            <text:p text:style-name="P2"><text:span text:style-name="T2"/></text:p>
          </draw:text-box>
        </draw:frame>
        <draw:frame draw:style-name="gr3" draw:text-style-name="P4" draw:layer="layout" svg:width="25.4cm" svg:height="7.847cm" svg:x="1.27cm" svg:y="4.445cm">
          <draw:text-box>
            <text:p><text:span text:style-name="T3">1 Peter 3:15</text:span></text:p>
            <text:p><text:span text:style-name="T3">15. But in your hearts set apart Christ as Lord. <text:s/>Always be prepared to give an answer to everyone who asks you to give the reason for the hope you have. <text:s/>But do this with gentleness and respect,</text:span></text:p>
          </draw:text-box>
        </draw:frame>
        <draw:frame draw:style-name="gr4" draw:layer="layout" svg:width="15.875cm" svg:height="6.545cm" svg:x="16.194cm" svg:y="3.175cm">
          <draw:text-box>
            <text:p/>
          </draw:text-box>
        </draw:frame>
        <anim:par presentation:node-type="timing-root">
          <anim:par smil:begin="id2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draw:id="id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ssignments for next week:</text:p>
          </draw:text-box>
        </draw:frame>
        <draw:frame presentation:style-name="pr2" draw:layer="layout" svg:width="25.199cm" svg:height="13.86cm" svg:x="1.4cm" svg:y="4.914cm" presentation:class="outline">
          <draw:text-box>
            <text:list text:style-name="L2">
              <text:list-item>
                <text:p>Work on memory verse</text:p>
              </text:list-item>
              <text:list-item>
                <text:p>Read chapter 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3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4bd5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4bd5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3:14:36</meta:creation-date>
    <meta:editing-duration>PT01H35M02S</meta:editing-duration>
    <meta:editing-cycles>13</meta:editing-cycles>
    <dc:date>2009-06-20T19:39:12</dc:date>
    <meta:generator>OpenOffice.org/3.0$Unix OpenOffice.org_project/300m15$Build-9379</meta:generator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